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9.001cm" fo:margin-top="0.199cm" fo:margin-bottom="0cm" table:align="margins"/>
    </style:style>
    <style:style style:name="Tableau1.A" style:family="table-column">
      <style:table-column-properties style:column-width="6.334cm" style:rel-column-width="21845*"/>
    </style:style>
    <style:style style:name="Tableau1.A1" style:family="table-cell">
      <style:table-cell-properties fo:padding-left="0.101cm" fo:padding-right="0.101cm" fo:padding-top="0cm" fo:padding-bottom="0cm" fo:border-left="1pt solid #000000" fo:border-right="none" fo:border-top="1pt solid #000000" fo:border-bottom="1pt solid #000000"/>
    </style:style>
    <style:style style:name="Tableau1.C1" style:family="table-cell">
      <style:table-cell-properties fo:padding-left="0.101cm" fo:padding-right="0.101cm" fo:padding-top="0cm" fo:padding-bottom="0cm" fo:border="1pt solid #000000"/>
    </style:style>
    <style:style style:name="Tableau1.A2" style:family="table-cell">
      <style:table-cell-properties fo:padding-left="0.101cm" fo:padding-right="0.101cm" fo:padding-top="0cm" fo:padding-bottom="0cm" fo:border-left="1pt solid #000000" fo:border-right="none" fo:border-top="1pt solid #000000" fo:border-bottom="none"/>
    </style:style>
    <style:style style:name="Tableau1.C2" style:family="table-cell">
      <style:table-cell-properties fo:padding-left="0.101cm" fo:padding-right="0.101cm" fo:padding-top="0cm" fo:padding-bottom="0cm" fo:border-left="1pt solid #000000" fo:border-right="1pt solid #000000" fo:border-top="1pt solid #000000" fo:border-bottom="none"/>
    </style:style>
    <style:style style:name="Tableau1.A3" style:family="table-cell">
      <style:table-cell-properties fo:padding-left="0.101cm" fo:padding-right="0.101cm" fo:padding-top="0cm" fo:padding-bottom="0cm" fo:border-left="1pt solid #000000" fo:border-right="none" fo:border-top="none" fo:border-bottom="none"/>
    </style:style>
    <style:style style:name="Tableau1.C3" style:family="table-cell">
      <style:table-cell-properties fo:padding-left="0.101cm" fo:padding-right="0.101cm" fo:padding-top="0cm" fo:padding-bottom="0cm" fo:border-left="1pt solid #000000" fo:border-right="1pt solid #000000" fo:border-top="none" fo:border-bottom="none"/>
    </style:style>
    <style:style style:name="Tableau1.A5" style:family="table-cell">
      <style:table-cell-properties fo:padding-left="0.101cm" fo:padding-right="0.101cm" fo:padding-top="0cm" fo:padding-bottom="0cm" fo:border-left="1pt solid #000000" fo:border-right="none" fo:border-top="none" fo:border-bottom="1pt solid #000000"/>
    </style:style>
    <style:style style:name="Tableau1.C5" style:family="table-cell">
      <style:table-cell-properties fo:padding-left="0.101cm" fo:padding-right="0.101cm" fo:padding-top="0cm" fo:padding-bottom="0cm" fo:border-left="1pt solid #000000" fo:border-right="1pt solid #000000" fo:border-top="none" fo:border-bottom="1pt solid #000000"/>
    </style:style>
    <style:style style:name="Tableau2" style:family="table">
      <style:table-properties style:width="7.11cm" fo:margin-top="0.199cm" fo:margin-bottom="0cm" table:align="center"/>
    </style:style>
    <style:style style:name="Tableau2.A" style:family="table-column">
      <style:table-column-properties style:column-width="4.089cm"/>
    </style:style>
    <style:style style:name="Tableau2.B" style:family="table-column">
      <style:table-column-properties style:column-width="3.022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101cm" fo:padding-right="0.101cm" fo:padding-top="0cm" fo:padding-bottom="0cm" fo:border-left="1pt solid #000000" fo:border-right="none" fo:border-top="1pt solid #000000" fo:border-bottom="1pt solid #000000"/>
    </style:style>
    <style:style style:name="Tableau2.B1" style:family="table-cell">
      <style:table-cell-properties style:vertical-align="bottom" fo:padding-left="0.101cm" fo:padding-right="0.101cm" fo:padding-top="0cm" fo:padding-bottom="0cm" fo:border="1pt solid #000000"/>
    </style:style>
    <style:style style:name="Tableau2.A2" style:family="table-cell">
      <style:table-cell-properties style:vertical-align="bottom" fo:padding-left="0.101cm" fo:padding-right="0.101cm" fo:padding-top="0cm" fo:padding-bottom="0cm" fo:border-left="1pt solid #000000" fo:border-right="none" fo:border-top="none" fo:border-bottom="1pt solid #000000"/>
    </style:style>
    <style:style style:name="Tableau2.B2" style:family="table-cell">
      <style:table-cell-properties style:vertical-align="bottom" fo:padding-left="0.101cm" fo:padding-right="0.101cm" fo:padding-top="0cm" fo:padding-bottom="0cm" fo:border-left="1pt solid #000000" fo:border-right="1pt solid #000000" fo:border-top="none" fo:border-bottom="1pt solid #000000"/>
    </style:style>
    <style:style style:name="Tableau3" style:family="table">
      <style:table-properties style:width="18.992cm" fo:margin-left="0cm" fo:margin-top="0.199cm" fo:margin-bottom="0cm" table:align="left"/>
    </style:style>
    <style:style style:name="Tableau3.A" style:family="table-column">
      <style:table-column-properties style:column-width="3.646cm"/>
    </style:style>
    <style:style style:name="Tableau3.B" style:family="table-column">
      <style:table-column-properties style:column-width="1.535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49cm" fo:padding-right="0.049cm" fo:padding-top="0cm" fo:padding-bottom="0cm" fo:border-left="1pt solid #000000" fo:border-right="none" fo:border-top="1pt solid #000000" fo:border-bottom="1pt solid #000000"/>
    </style:style>
    <style:style style:name="Tableau3.K1" style:family="table-cell">
      <style:table-cell-properties style:vertical-align="bottom" fo:padding-left="0.049cm" fo:padding-right="0.049cm" fo:padding-top="0cm" fo:padding-bottom="0cm" fo:border="1pt solid #000000"/>
    </style:style>
    <style:style style:name="Tableau3.A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3.K2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c6061" officeooo:paragraph-rsid="000c6061"/>
    </style:style>
    <style:style style:name="P3" style:family="paragraph" style:parent-style-name="Text_20_body">
      <style:paragraph-properties fo:margin-top="0cm" fo:margin-bottom="0cm" loext:contextual-spacing="false"/>
      <style:text-properties style:font-name="Times New Roman" fo:font-style="normal" officeooo:rsid="000d5b7f" officeooo:paragraph-rsid="002140fb"/>
    </style:style>
    <style:style style:name="P4" style:family="paragraph" style:parent-style-name="Text_20_body">
      <style:paragraph-properties fo:margin-top="0cm" fo:margin-bottom="0cm" loext:contextual-spacing="false"/>
      <style:text-properties style:font-name="Times New Roman" fo:font-style="normal" officeooo:rsid="00145e77" officeooo:paragraph-rsid="00277a04"/>
    </style:style>
    <style:style style:name="P5" style:family="paragraph" style:parent-style-name="Text_20_body">
      <style:paragraph-properties fo:margin-top="0cm" fo:margin-bottom="0cm" loext:contextual-spacing="false"/>
      <style:text-properties style:font-name="Times New Roman" fo:font-style="normal" officeooo:rsid="00145e77" officeooo:paragraph-rsid="0028a0c6"/>
    </style:style>
    <style:style style:name="P6" style:family="paragraph" style:parent-style-name="Text_20_body">
      <style:paragraph-properties fo:margin-top="0cm" fo:margin-bottom="0cm" loext:contextual-spacing="false"/>
      <style:text-properties style:font-name="Times New Roman" fo:font-style="normal" officeooo:rsid="00196e45" officeooo:paragraph-rsid="001b4bd8"/>
    </style:style>
    <style:style style:name="P7" style:family="paragraph" style:parent-style-name="Text_20_body">
      <style:paragraph-properties fo:margin-top="0cm" fo:margin-bottom="0cm" loext:contextual-spacing="false"/>
      <style:text-properties style:font-name="Times New Roman" fo:font-style="normal" officeooo:rsid="0028a0c6" officeooo:paragraph-rsid="0028a0c6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0ea28" officeooo:paragraph-rsid="002140fb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2140fb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26e54f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1b4bd8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1c231d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286859"/>
    </style:style>
    <style:style style:name="P14" style:family="paragraph" style:parent-style-name="Titre_20_Chapitre">
      <style:text-properties fo:font-size="15pt" style:font-size-asian="15pt" style:font-size-complex="15pt"/>
    </style:style>
    <style:style style:name="P15" style:family="paragraph" style:parent-style-name="Table_20_Contents">
      <style:text-properties officeooo:rsid="000d5b7f" officeooo:paragraph-rsid="002140fb"/>
    </style:style>
    <style:style style:name="P16" style:family="paragraph" style:parent-style-name="Table_20_Contents">
      <style:text-properties style:font-name="Times New Roman" fo:font-style="normal" officeooo:rsid="000d5b7f" officeooo:paragraph-rsid="002140fb"/>
    </style:style>
    <style:style style:name="P17" style:family="paragraph" style:parent-style-name="Table_20_Contents">
      <style:text-properties officeooo:rsid="000ed000" officeooo:paragraph-rsid="002140fb"/>
    </style:style>
    <style:style style:name="P18" style:family="paragraph" style:parent-style-name="Titre_20_Chapitre">
      <style:paragraph-properties fo:text-align="end" style:justify-single-word="false" fo:break-before="page"/>
      <style:text-properties officeooo:paragraph-rsid="00277a04"/>
    </style:style>
    <style:style style:name="P19" style:family="paragraph" style:parent-style-name="Standard">
      <style:paragraph-properties fo:text-align="start" style:justify-single-word="false">
        <style:tab-stops/>
      </style:paragraph-properties>
    </style:style>
    <style:style style:name="P20" style:family="paragraph" style:parent-style-name="Standard">
      <style:paragraph-properties fo:text-align="end" style:justify-single-word="false">
        <style:tab-stops/>
      </style:paragraph-properties>
    </style:style>
    <style:style style:name="P21" style:family="paragraph" style:parent-style-name="Standard">
      <style:text-properties officeooo:paragraph-rsid="00277a04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Titre_20_1_29_">
      <style:text-properties officeooo:rsid="0010ea28" officeooo:paragraph-rsid="0010ea28"/>
    </style:style>
    <style:style style:name="P25" style:family="paragraph" style:parent-style-name="Titre_20_1_29_" style:list-style-name="Numbering_20_1">
      <style:text-properties officeooo:rsid="00145e77" officeooo:paragraph-rsid="0026e54f"/>
    </style:style>
    <style:style style:name="P26" style:family="paragraph" style:parent-style-name="Titre_20_1_29_" style:list-style-name="Numbering_20_1">
      <style:text-properties officeooo:rsid="0026e54f" officeooo:paragraph-rsid="001c231d"/>
    </style:style>
    <style:style style:name="P27" style:family="paragraph" style:parent-style-name="Titre_20_1_29_">
      <style:text-properties officeooo:rsid="00175616" officeooo:paragraph-rsid="001b4bd8"/>
    </style:style>
    <style:style style:name="P28" style:family="paragraph" style:parent-style-name="Titre_20_1_29_">
      <style:text-properties officeooo:rsid="00190b61" officeooo:paragraph-rsid="001b4bd8"/>
    </style:style>
    <style:style style:name="P29" style:family="paragraph" style:parent-style-name="Text_20_body" style:list-style-name="List_20_1">
      <style:paragraph-properties fo:margin-top="0cm" fo:margin-bottom="0cm" loext:contextual-spacing="false"/>
      <style:text-properties officeooo:rsid="002140fb" officeooo:paragraph-rsid="002140fb"/>
    </style:style>
    <style:style style:name="P30" style:family="paragraph" style:parent-style-name="Text_20_body" style:list-style-name="List_20_1">
      <style:paragraph-properties fo:margin-top="0cm" fo:margin-bottom="0cm" loext:contextual-spacing="false"/>
      <style:text-properties officeooo:rsid="0011a053" officeooo:paragraph-rsid="0011a053"/>
    </style:style>
    <style:style style:name="P31" style:family="paragraph" style:parent-style-name="Text_20_body" style:list-style-name="List_20_1">
      <style:paragraph-properties fo:margin-top="0cm" fo:margin-bottom="0cm" loext:contextual-spacing="false"/>
      <style:text-properties officeooo:rsid="00238bf6" officeooo:paragraph-rsid="00238bf6"/>
    </style:style>
    <style:style style:name="P32" style:family="paragraph" style:parent-style-name="Text_20_body" style:list-style-name="List_20_1">
      <style:paragraph-properties fo:margin-top="0cm" fo:margin-bottom="0cm" loext:contextual-spacing="false"/>
      <style:text-properties officeooo:rsid="00145e77" officeooo:paragraph-rsid="00145e77"/>
    </style:style>
    <style:style style:name="P33" style:family="paragraph" style:parent-style-name="Text_20_body">
      <style:paragraph-properties fo:margin-top="0cm" fo:margin-bottom="0cm" loext:contextual-spacing="false"/>
      <style:text-properties style:font-name="Times New Roman" fo:font-style="normal" officeooo:rsid="00277a04" officeooo:paragraph-rsid="00277a04"/>
    </style:style>
    <style:style style:name="P34" style:family="paragraph" style:parent-style-name="Text_20_body" style:list-style-name="List_20_1">
      <style:paragraph-properties fo:margin-top="0cm" fo:margin-bottom="0cm" loext:contextual-spacing="false"/>
      <style:text-properties officeooo:rsid="00196e45" officeooo:paragraph-rsid="001b4bd8"/>
    </style:style>
    <style:style style:name="P35" style:family="paragraph" style:parent-style-name="Text_20_body" style:list-style-name="List_20_1">
      <style:paragraph-properties fo:margin-top="0cm" fo:margin-bottom="0cm" loext:contextual-spacing="false"/>
      <style:text-properties fo:font-style="normal" officeooo:rsid="00196e45" officeooo:paragraph-rsid="001b4bd8" style:font-style-asian="normal" style:font-style-complex="normal"/>
    </style:style>
    <style:style style:name="P36" style:family="paragraph" style:parent-style-name="Text_20_body" style:list-style-name="List_20_1">
      <style:paragraph-properties fo:margin-top="0cm" fo:margin-bottom="0cm" loext:contextual-spacing="false"/>
      <style:text-properties fo:font-style="normal" officeooo:rsid="001fe991" officeooo:paragraph-rsid="001fe991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fe991" style:font-style-asian="normal" style:font-style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normal"/>
    </style:style>
    <style:style style:name="T5" style:family="text">
      <style:text-properties style:font-name="Times New Roman" fo:font-style="normal" officeooo:rsid="002140fb"/>
    </style:style>
    <style:style style:name="T6" style:family="text">
      <style:text-properties style:font-name="Times New Roman" fo:font-style="normal" fo:font-weight="bold" style:font-weight-asian="bold" style:font-weight-complex="bold"/>
    </style:style>
    <style:style style:name="T7" style:family="text">
      <style:text-properties style:font-name="Times New Roman" fo:font-style="normal" fo:font-weight="bold" officeooo:rsid="00241aa7" style:font-weight-asian="bold" style:font-weight-complex="bold"/>
    </style:style>
    <style:style style:name="T8" style:family="text">
      <style:text-properties style:font-name="Times New Roman" fo:font-style="normal" officeooo:rsid="00241aa7"/>
    </style:style>
    <style:style style:name="T9" style:family="text">
      <style:text-properties style:font-name="Times New Roman" fo:font-style="normal" officeooo:rsid="0026e54f"/>
    </style:style>
    <style:style style:name="T10" style:family="text">
      <style:text-properties officeooo:rsid="000c6061"/>
    </style:style>
    <style:style style:name="T11" style:family="text">
      <style:text-properties officeooo:rsid="000ed000"/>
    </style:style>
    <style:style style:name="T12" style:family="text">
      <style:text-properties officeooo:rsid="000f4673"/>
    </style:style>
    <style:style style:name="T13" style:family="text">
      <style:text-properties officeooo:rsid="0010ea28"/>
    </style:style>
    <style:style style:name="T14" style:family="text">
      <style:text-properties officeooo:rsid="000ba485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officeooo:rsid="000803f5" style:font-size-asian="15pt" style:font-size-complex="15pt"/>
    </style:style>
    <style:style style:name="T17" style:family="text">
      <style:text-properties officeooo:rsid="001f24d1"/>
    </style:style>
    <style:style style:name="T18" style:family="text">
      <style:text-properties officeooo:rsid="001fe991"/>
    </style:style>
    <style:style style:name="T19" style:family="text">
      <style:text-properties officeooo:rsid="002140f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140fb" style:font-weight-asian="bold" style:font-weight-complex="bold"/>
    </style:style>
    <style:style style:name="T22" style:family="text">
      <style:text-properties fo:font-weight="bold" officeooo:rsid="0026e54f" style:font-weight-asian="bold" style:font-weight-complex="bold"/>
    </style:style>
    <style:style style:name="T23" style:family="text">
      <style:text-properties officeooo:rsid="0026e54f"/>
    </style:style>
    <style:style style:name="T24" style:family="text">
      <style:text-properties officeooo:rsid="00277a04"/>
    </style:style>
    <style:style style:name="T25" style:family="text">
      <style:text-properties officeooo:rsid="00286859"/>
    </style:style>
    <style:style style:name="T26" style:family="text">
      <style:text-properties officeooo:rsid="0028a0c6"/>
    </style:style>
    <style:style style:name="T27" style:family="text">
      <style:text-properties officeooo:rsid="0017561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0">Statistiques</text:span> : <text:span text:style-name="T10">Manipuler des données</text:span> avec un tableur</text:p>
      <text:p text:style-name="Standard"/>
      <text:list xml:id="list2072599547" text:style-name="Numbering_20_1">
        <text:list-item>
          <text:p text:style-name="Titre_20_1_29_">P<text:span text:style-name="T10">résentation</text:span></text:p>
        </text:list-item>
      </text:list>
      <text:p text:style-name="P2"><text:span text:style-name="T23">Le but de</text:span> cette activité <text:span text:style-name="T23">est de vérifier que le </text:span>tableur est un outil très adapté pour manipuler un grand nombre de données <text:span text:style-name="T4">statistiques.</text:span></text:p>
      <text:p text:style-name="P2"><text:span text:style-name="T4">Pour</text:span> cela nous allons nous intéresser à <text:span text:style-name="T19">la répartition et </text:span>l'évolution de la population française dans les départements de la métropole de 1968 à 2018. Les chiffres sur lesquels nous nous appuierons proviennent de l'Insee (<text:a xlink:type="simple" xlink:href="https://www.insee.fr/fr/statistiques/2522602" text:style-name="Internet_20_link" text:visited-style-name="Visited_20_Internet_20_Link">historique des populations légales</text:a> – <text:a xlink:type="simple" xlink:href="https://statistiques-locales.insee.fr/" text:style-name="Internet_20_link" text:visited-style-name="Visited_20_Internet_20_Link">statistiques locales</text:a>).</text:p>
      <text:p text:style-name="P1"/>
      <text:p text:style-name="P1"/>
      <text:list xml:id="list95115520515939" text:continue-numbering="true" text:style-name="Numbering_20_1">
        <text:list-item>
          <text:p text:style-name="P24"><text:span text:style-name="T19">Un peu d'entraînement</text:span> avant de commencer</text:p>
        </text:list-item>
      </text:list>
      <text:p text:style-name="P8"><text:span text:style-name="T19">Avant de</text:span> répondre aux questions ci-dessous, <text:span text:style-name="T19">entraînez-vous à faire les actions de bases suivantes :</text:span></text:p>
      <text:list xml:id="list3574374886" text:style-name="List_20_1">
        <text:list-item>
          <text:p text:style-name="P29"><text:span text:style-name="T20">Dupliquer une feuille de calcul :</text:span> clic droit sur l'onglet, puis « Déplacer/copier la feuille » <text:span text:style-name="T25">et vérifier que « copier » est bien coché.</text:span></text:p>
        </text:list-item>
        <text:list-item>
          <text:p text:style-name="P30"><text:span text:style-name="T21">T</text:span><text:span text:style-name="T20">rier une feuille de calcul </text:span><text:span text:style-name="T6">:</text:span> <text:span text:style-name="T4">sélectionner </text:span><text:span text:style-name="T5">la plage de </text:span><text:span text:style-name="T4">cellule</text:span><text:span text:style-name="T5">s à trier, puis menu</text:span><text:span text:style-name="T4"> « Données/Trier », </text:span><text:span text:style-name="T5">puis</text:span><text:span text:style-name="T4"> vérifier dans les options que « La plage contient les étiquettes de colonne » est bien coché, puis choisir les bons critères de tri et valider.</text:span></text:p>
        </text:list-item>
        <text:list-item>
          <text:p text:style-name="P31"><text:span text:style-name="T6">Supprimer une ou plusieurs colonnes </text:span><text:span text:style-name="T7">ou </text:span><text:span text:style-name="T6">lignes :</text:span><text:span text:style-name="T4"> sélectionner les en-têtes des colonnes ou des lignes à supprimer, puis clic droit et « supprimer... ».</text:span></text:p>
        </text:list-item>
        <text:list-item>
          <text:p text:style-name="P31"><text:span text:style-name="T6">Créer un graphique :</text:span><text:span text:style-name="T4"> sélectionner la plage de cellules contenant toutes les données à afficher </text:span><text:span text:style-name="T9">et seulement celles-ci</text:span><text:span text:style-name="T4">, puis </text:span><text:span text:style-name="T8">menu </text:span><text:span text:style-name="T4">« </text:span><text:span text:style-name="T8">Insertion/Diagramme</text:span><text:span text:style-name="T4"> » </text:span><text:span text:style-name="T8">et choisir le type de diagramme souhaité</text:span><text:span text:style-name="T4">.</text:span></text:p>
        </text:list-item>
        <text:list-item>
          <text:p text:style-name="P32"><text:span text:style-name="T22">Utiliser les f</text:span><text:span text:style-name="T20">onctions </text:span><text:span text:style-name="T22">suivantes</text:span><text:span text:style-name="T20"> dans </text:span><text:span text:style-name="T22">d</text:span><text:span text:style-name="T20">es formules :</text:span> <text:span text:style-name="T4">=somme(A1:B5) ; =min(A1:B5) ; =max(A1:B5)</text:span></text:p>
        </text:list-item>
      </text:list>
      <text:p text:style-name="P8"/>
      <text:p text:style-name="P9"/>
      <text:list xml:id="list95115545884422" text:continue-list="list95115520515939" text:style-name="Numbering_20_1">
        <text:list-item>
          <text:p text:style-name="P26">Les différents types de graphiques proposés par un tableur</text:p>
        </text:list-item>
      </text:list>
      <text:p text:style-name="P3">Les noms que les tableurs donnent aux différents types de graphiques sont parfois trompeur<text:span text:style-name="T13">s</text:span>. <text:span text:style-name="T12">Par exemple, les « histogrammes » d'Excel n’ont rien à voir avec ce que l’on appelle histogramme en mathématiques !</text:span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5">Type de graphique :</text:p>
          </table:table-cell>
          <table:table-cell table:style-name="Tableau1.A1" office:value-type="string">
            <text:p text:style-name="P16">LibreOffice Calc :</text:p>
          </table:table-cell>
          <table:table-cell table:style-name="Tableau1.C1" office:value-type="string">
            <text:p text:style-name="P15">Excel :</text:p>
          </table:table-cell>
        </table:table-row>
        <table:table-row>
          <table:table-cell table:style-name="Tableau1.A2" office:value-type="string">
            <text:p text:style-name="P15">Tuyaux d’orgues</text:p>
          </table:table-cell>
          <table:table-cell table:style-name="Tableau1.A2" office:value-type="string">
            <text:p text:style-name="P15">Colonne</text:p>
          </table:table-cell>
          <table:table-cell table:style-name="Tableau1.C2" office:value-type="string">
            <text:p text:style-name="P15">Colonne <text:span text:style-name="T11">(histogramme)</text:span></text:p>
          </table:table-cell>
        </table:table-row>
        <table:table-row>
          <table:table-cell table:style-name="Tableau1.A3" office:value-type="string">
            <text:p text:style-name="P15">Circulaire</text:p>
          </table:table-cell>
          <table:table-cell table:style-name="Tableau1.A3" office:value-type="string">
            <text:p text:style-name="P15">Secteur</text:p>
          </table:table-cell>
          <table:table-cell table:style-name="Tableau1.C3" office:value-type="string">
            <text:p text:style-name="P17">Secteurs</text:p>
          </table:table-cell>
        </table:table-row>
        <table:table-row>
          <table:table-cell table:style-name="Tableau1.A3" office:value-type="string">
            <text:p text:style-name="P15">Courbe sans axe des abscisses</text:p>
          </table:table-cell>
          <table:table-cell table:style-name="Tableau1.A3" office:value-type="string">
            <text:p text:style-name="P17">Ligne</text:p>
          </table:table-cell>
          <table:table-cell table:style-name="Tableau1.C3" office:value-type="string">
            <text:p text:style-name="P17">Ligne</text:p>
          </table:table-cell>
        </table:table-row>
        <table:table-row>
          <table:table-cell table:style-name="Tableau1.A5" office:value-type="string">
            <text:p text:style-name="P15">Courbe avec axe des abscisses</text:p>
          </table:table-cell>
          <table:table-cell table:style-name="Tableau1.A5" office:value-type="string">
            <text:p text:style-name="P17">XY (dispersion)</text:p>
          </table:table-cell>
          <table:table-cell table:style-name="Tableau1.C5" office:value-type="string">
            <text:p text:style-name="P17">Nuage</text:p>
          </table:table-cell>
        </table:table-row>
      </table:table>
      <text:p text:style-name="P8"/>
      <text:p text:style-name="P10"/>
      <text:list xml:id="list95115437601372" text:continue-numbering="true" text:style-name="Numbering_20_1">
        <text:list-item>
          <text:p text:style-name="P25">Diagramme circulaire et diagramme en tuyaux d’orgues</text:p>
        </text:list-item>
      </text:list>
      <text:p text:style-name="P33">Dupliquer la feuille de calcul « Données », puis sur la nouvelle feuille, supprimer toutes les données inutiles afin d'obtenir le tableau ci-dessous donnant répartition de la population en Île de France en 2018 :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Département</text:p>
          </table:table-cell>
          <table:table-cell table:style-name="Tableau2.B1" office:value-type="string">
            <text:p text:style-name="P19">Population 2018</text:p>
          </table:table-cell>
        </table:table-row>
        <table:table-row table:style-name="Tableau2.1">
          <table:table-cell table:style-name="Tableau2.A2" office:value-type="string">
            <text:p text:style-name="P19">75 - Paris</text:p>
          </table:table-cell>
          <table:table-cell table:style-name="Tableau2.B2" office:value-type="string">
            <text:p text:style-name="P20">2168462</text:p>
          </table:table-cell>
        </table:table-row>
        <table:table-row table:style-name="Tableau2.1">
          <table:table-cell table:style-name="Tableau2.A2" office:value-type="string">
            <text:p text:style-name="P19">77 - Seine-et-Marne</text:p>
          </table:table-cell>
          <table:table-cell table:style-name="Tableau2.B2" office:value-type="string">
            <text:p text:style-name="P20">1422736</text:p>
          </table:table-cell>
        </table:table-row>
        <table:table-row table:style-name="Tableau2.1">
          <table:table-cell table:style-name="Tableau2.A2" office:value-type="string">
            <text:p text:style-name="P19">78 - Yvelines</text:p>
          </table:table-cell>
          <table:table-cell table:style-name="Tableau2.B2" office:value-type="string">
            <text:p text:style-name="P20">1438440</text:p>
          </table:table-cell>
        </table:table-row>
        <table:table-row table:style-name="Tableau2.1">
          <table:table-cell table:style-name="Tableau2.A2" office:value-type="string">
            <text:p text:style-name="P19">91 - Essonne</text:p>
          </table:table-cell>
          <table:table-cell table:style-name="Tableau2.B2" office:value-type="string">
            <text:p text:style-name="P20">1313729</text:p>
          </table:table-cell>
        </table:table-row>
        <table:table-row table:style-name="Tableau2.1">
          <table:table-cell table:style-name="Tableau2.A2" office:value-type="string">
            <text:p text:style-name="P19">92 - Hauts-de-Seine</text:p>
          </table:table-cell>
          <table:table-cell table:style-name="Tableau2.B2" office:value-type="string">
            <text:p text:style-name="P20">1612788</text:p>
          </table:table-cell>
        </table:table-row>
        <table:table-row table:style-name="Tableau2.1">
          <table:table-cell table:style-name="Tableau2.A2" office:value-type="string">
            <text:p text:style-name="P19">93 - Seine-Saint-Denis</text:p>
          </table:table-cell>
          <table:table-cell table:style-name="Tableau2.B2" office:value-type="string">
            <text:p text:style-name="P20">1646105</text:p>
          </table:table-cell>
        </table:table-row>
        <table:table-row table:style-name="Tableau2.1">
          <table:table-cell table:style-name="Tableau2.A2" office:value-type="string">
            <text:p text:style-name="P19">94 - Val-de-Marne</text:p>
          </table:table-cell>
          <table:table-cell table:style-name="Tableau2.B2" office:value-type="string">
            <text:p text:style-name="P20">1401228</text:p>
          </table:table-cell>
        </table:table-row>
        <table:table-row table:style-name="Tableau2.1">
          <table:table-cell table:style-name="Tableau2.A2" office:value-type="string">
            <text:p text:style-name="P19">95 - Val-d'Oise</text:p>
          </table:table-cell>
          <table:table-cell table:style-name="Tableau2.B2" office:value-type="string">
            <text:p text:style-name="P20">1242746</text:p>
          </table:table-cell>
        </table:table-row>
      </table:table>
      <text:p text:style-name="Standard"/>
      <text:p text:style-name="P18"><text:span text:style-name="T16">11</text:span><text:span text:style-name="T15">.</text:span><text:span text:style-name="T16">1</text:span></text:p>
      <text:p text:style-name="P21"/>
      <text:p text:style-name="P4"><text:span text:style-name="T24">Sélectionner ces données et r</text:span>éaliser les deux graphiques ci-dessous :</text:p>
      <text:p text:style-name="P12"><draw:frame draw:style-name="fr1" draw:name="Objet1" text:anchor-type="paragraph" svg:x="0.079cm" svg:y="0.019cm" svg:width="8.737cm" svg:height="4.838cm" draw:z-index="3"><draw:object xlink:href="./Object 2" xlink:type="simple" xlink:show="embed" xlink:actuate="onLoad"/><draw:image xlink:href="./ObjectReplacements/Object 2" xlink:type="simple" xlink:show="embed" xlink:actuate="onLoad"/><svg:desc>diagramme</svg:desc></draw:frame><draw:frame draw:style-name="fr1" draw:name="Objet5" text:anchor-type="paragraph" svg:x="8.819cm" svg:y="0.092cm" svg:width="10.169cm" svg:height="5.366cm" draw:z-index="2"><draw:object xlink:href="./Object 1" xlink:type="simple" xlink:show="embed" xlink:actuate="onLoad"/><draw:image xlink:href="./ObjectReplacements/Object 1" xlink:type="simple" xlink:show="embed" xlink:actuate="onLoad"/><svg:desc>diagramme</svg:desc></draw:frame></text:p>
      <text:p text:style-name="Text_20_body"/>
      <text:list xml:id="list95114268067601" text:continue-numbering="true" text:style-name="Numbering_20_1">
        <text:list-item>
          <text:p text:style-name="P27">Courbes</text:p>
        </text:list-item>
      </text:list>
      <text:p text:style-name="P33">Dupliquer la feuille de calcul « Données », puis sur la nouvelle feuille, supprimer toutes les données inutiles afin d'obtenir le tableau ci-dessous donnant l’évolution de la population dans les départements d'Île de France :</text:p>
      <table:table table:name="Tableau3" table:style-name="Tableau3">
        <table:table-column table:style-name="Tableau3.A"/>
        <table:table-column table:style-name="Tableau3.B" table:number-columns-repeated="10"/>
        <table:table-row table:style-name="Tableau3.1">
          <table:table-cell table:style-name="Tableau3.A1" office:value-type="string">
            <text:p text:style-name="P22">Département</text:p>
          </table:table-cell>
          <table:table-cell table:style-name="Tableau3.A1" office:value-type="string">
            <text:p text:style-name="P23">1968</text:p>
          </table:table-cell>
          <table:table-cell table:style-name="Tableau3.A1" office:value-type="string">
            <text:p text:style-name="P23">1982</text:p>
          </table:table-cell>
          <table:table-cell table:style-name="Tableau3.A1" office:value-type="string">
            <text:p text:style-name="P23">1990</text:p>
          </table:table-cell>
          <table:table-cell table:style-name="Tableau3.A1" office:value-type="string">
            <text:p text:style-name="P23">1999</text:p>
          </table:table-cell>
          <table:table-cell table:style-name="Tableau3.A1" office:value-type="string">
            <text:p text:style-name="P23">2006</text:p>
          </table:table-cell>
          <table:table-cell table:style-name="Tableau3.A1" office:value-type="string">
            <text:p text:style-name="P23">2007</text:p>
          </table:table-cell>
          <table:table-cell table:style-name="Tableau3.A1" office:value-type="string">
            <text:p text:style-name="P23">2008</text:p>
          </table:table-cell>
          <table:table-cell table:style-name="Tableau3.A1" office:value-type="string">
            <text:p text:style-name="P23">2009</text:p>
          </table:table-cell>
          <table:table-cell table:style-name="Tableau3.A1" office:value-type="string">
            <text:p text:style-name="P23">2014</text:p>
          </table:table-cell>
          <table:table-cell table:style-name="Tableau3.K1" office:value-type="string">
            <text:p text:style-name="P23">2018</text:p>
          </table:table-cell>
        </table:table-row>
        <table:table-row table:style-name="Tableau3.1">
          <table:table-cell table:style-name="Tableau3.A2" office:value-type="string">
            <text:p text:style-name="P22">75 - Paris</text:p>
          </table:table-cell>
          <table:table-cell table:style-name="Tableau3.A2" office:value-type="string">
            <text:p text:style-name="P23">2590771</text:p>
          </table:table-cell>
          <table:table-cell table:style-name="Tableau3.A2" office:value-type="string">
            <text:p text:style-name="P23">2176243</text:p>
          </table:table-cell>
          <table:table-cell table:style-name="Tableau3.A2" office:value-type="string">
            <text:p text:style-name="P23">2152423</text:p>
          </table:table-cell>
          <table:table-cell table:style-name="Tableau3.A2" office:value-type="string">
            <text:p text:style-name="P23">2125246</text:p>
          </table:table-cell>
          <table:table-cell table:style-name="Tableau3.A2" office:value-type="string">
            <text:p text:style-name="P23">2181371</text:p>
          </table:table-cell>
          <table:table-cell table:style-name="Tableau3.A2" office:value-type="string">
            <text:p text:style-name="P23">2193030</text:p>
          </table:table-cell>
          <table:table-cell table:style-name="Tableau3.A2" office:value-type="string">
            <text:p text:style-name="P23">2211297</text:p>
          </table:table-cell>
          <table:table-cell table:style-name="Tableau3.A2" office:value-type="string">
            <text:p text:style-name="P23">2234105</text:p>
          </table:table-cell>
          <table:table-cell table:style-name="Tableau3.A2" office:value-type="string">
            <text:p text:style-name="P23">2220445</text:p>
          </table:table-cell>
          <table:table-cell table:style-name="Tableau3.K2" office:value-type="string">
            <text:p text:style-name="P23">2168462</text:p>
          </table:table-cell>
        </table:table-row>
        <table:table-row table:style-name="Tableau3.1">
          <table:table-cell table:style-name="Tableau3.A2" office:value-type="string">
            <text:p text:style-name="P22">77 - Seine-et-Marne</text:p>
          </table:table-cell>
          <table:table-cell table:style-name="Tableau3.A2" office:value-type="string">
            <text:p text:style-name="P23">604340</text:p>
          </table:table-cell>
          <table:table-cell table:style-name="Tableau3.A2" office:value-type="string">
            <text:p text:style-name="P23">887112</text:p>
          </table:table-cell>
          <table:table-cell table:style-name="Tableau3.A2" office:value-type="string">
            <text:p text:style-name="P23">1078166</text:p>
          </table:table-cell>
          <table:table-cell table:style-name="Tableau3.A2" office:value-type="string">
            <text:p text:style-name="P23">1193767</text:p>
          </table:table-cell>
          <table:table-cell table:style-name="Tableau3.A2" office:value-type="string">
            <text:p text:style-name="P23">1273488</text:p>
          </table:table-cell>
          <table:table-cell table:style-name="Tableau3.A2" office:value-type="string">
            <text:p text:style-name="P23">1289524</text:p>
          </table:table-cell>
          <table:table-cell table:style-name="Tableau3.A2" office:value-type="string">
            <text:p text:style-name="P23">1303702</text:p>
          </table:table-cell>
          <table:table-cell table:style-name="Tableau3.A2" office:value-type="string">
            <text:p text:style-name="P23">1313414</text:p>
          </table:table-cell>
          <table:table-cell table:style-name="Tableau3.A2" office:value-type="string">
            <text:p text:style-name="P23">1377846</text:p>
          </table:table-cell>
          <table:table-cell table:style-name="Tableau3.K2" office:value-type="string">
            <text:p text:style-name="P23">1422736</text:p>
          </table:table-cell>
        </table:table-row>
        <table:table-row table:style-name="Tableau3.1">
          <table:table-cell table:style-name="Tableau3.A2" office:value-type="string">
            <text:p text:style-name="P22">78 - Yvelines</text:p>
          </table:table-cell>
          <table:table-cell table:style-name="Tableau3.A2" office:value-type="string">
            <text:p text:style-name="P23">853386</text:p>
          </table:table-cell>
          <table:table-cell table:style-name="Tableau3.A2" office:value-type="string">
            <text:p text:style-name="P23">1196111</text:p>
          </table:table-cell>
          <table:table-cell table:style-name="Tableau3.A2" office:value-type="string">
            <text:p text:style-name="P23">1307150</text:p>
          </table:table-cell>
          <table:table-cell table:style-name="Tableau3.A2" office:value-type="string">
            <text:p text:style-name="P23">1354304</text:p>
          </table:table-cell>
          <table:table-cell table:style-name="Tableau3.A2" office:value-type="string">
            <text:p text:style-name="P23">1395804</text:p>
          </table:table-cell>
          <table:table-cell table:style-name="Tableau3.A2" office:value-type="string">
            <text:p text:style-name="P23">1403957</text:p>
          </table:table-cell>
          <table:table-cell table:style-name="Tableau3.A2" office:value-type="string">
            <text:p text:style-name="P23">1406053</text:p>
          </table:table-cell>
          <table:table-cell table:style-name="Tableau3.A2" office:value-type="string">
            <text:p text:style-name="P23">1407560</text:p>
          </table:table-cell>
          <table:table-cell table:style-name="Tableau3.A2" office:value-type="string">
            <text:p text:style-name="P23">1421670</text:p>
          </table:table-cell>
          <table:table-cell table:style-name="Tableau3.K2" office:value-type="string">
            <text:p text:style-name="P23">1438440</text:p>
          </table:table-cell>
        </table:table-row>
        <table:table-row table:style-name="Tableau3.1">
          <table:table-cell table:style-name="Tableau3.A2" office:value-type="string">
            <text:p text:style-name="P22">91 - Essonne</text:p>
          </table:table-cell>
          <table:table-cell table:style-name="Tableau3.A2" office:value-type="string">
            <text:p text:style-name="P23">674157</text:p>
          </table:table-cell>
          <table:table-cell table:style-name="Tableau3.A2" office:value-type="string">
            <text:p text:style-name="P23">988000</text:p>
          </table:table-cell>
          <table:table-cell table:style-name="Tableau3.A2" office:value-type="string">
            <text:p text:style-name="P23">1084824</text:p>
          </table:table-cell>
          <table:table-cell table:style-name="Tableau3.A2" office:value-type="string">
            <text:p text:style-name="P23">1134238</text:p>
          </table:table-cell>
          <table:table-cell table:style-name="Tableau3.A2" office:value-type="string">
            <text:p text:style-name="P23">1198273</text:p>
          </table:table-cell>
          <table:table-cell table:style-name="Tableau3.A2" office:value-type="string">
            <text:p text:style-name="P23">1201994</text:p>
          </table:table-cell>
          <table:table-cell table:style-name="Tableau3.A2" office:value-type="string">
            <text:p text:style-name="P23">1205850</text:p>
          </table:table-cell>
          <table:table-cell table:style-name="Tableau3.A2" office:value-type="string">
            <text:p text:style-name="P23">1208004</text:p>
          </table:table-cell>
          <table:table-cell table:style-name="Tableau3.A2" office:value-type="string">
            <text:p text:style-name="P23">1268228</text:p>
          </table:table-cell>
          <table:table-cell table:style-name="Tableau3.K2" office:value-type="string">
            <text:p text:style-name="P23">1313729</text:p>
          </table:table-cell>
        </table:table-row>
        <table:table-row table:style-name="Tableau3.1">
          <table:table-cell table:style-name="Tableau3.A2" office:value-type="string">
            <text:p text:style-name="P22">92 - Hauts-de-Seine</text:p>
          </table:table-cell>
          <table:table-cell table:style-name="Tableau3.A2" office:value-type="string">
            <text:p text:style-name="P23">1461619</text:p>
          </table:table-cell>
          <table:table-cell table:style-name="Tableau3.A2" office:value-type="string">
            <text:p text:style-name="P23">1387039</text:p>
          </table:table-cell>
          <table:table-cell table:style-name="Tableau3.A2" office:value-type="string">
            <text:p text:style-name="P23">1391658</text:p>
          </table:table-cell>
          <table:table-cell table:style-name="Tableau3.A2" office:value-type="string">
            <text:p text:style-name="P23">1428881</text:p>
          </table:table-cell>
          <table:table-cell table:style-name="Tableau3.A2" office:value-type="string">
            <text:p text:style-name="P23">1536100</text:p>
          </table:table-cell>
          <table:table-cell table:style-name="Tableau3.A2" office:value-type="string">
            <text:p text:style-name="P23">1544411</text:p>
          </table:table-cell>
          <table:table-cell table:style-name="Tableau3.A2" office:value-type="string">
            <text:p text:style-name="P23">1549619</text:p>
          </table:table-cell>
          <table:table-cell table:style-name="Tableau3.A2" office:value-type="string">
            <text:p text:style-name="P23">1561745</text:p>
          </table:table-cell>
          <table:table-cell table:style-name="Tableau3.A2" office:value-type="string">
            <text:p text:style-name="P23">1597770</text:p>
          </table:table-cell>
          <table:table-cell table:style-name="Tableau3.K2" office:value-type="string">
            <text:p text:style-name="P23">1612788</text:p>
          </table:table-cell>
        </table:table-row>
        <table:table-row table:style-name="Tableau3.1">
          <table:table-cell table:style-name="Tableau3.A2" office:value-type="string">
            <text:p text:style-name="P22">93 - Seine-Saint-Denis</text:p>
          </table:table-cell>
          <table:table-cell table:style-name="Tableau3.A2" office:value-type="string">
            <text:p text:style-name="P23">1253933</text:p>
          </table:table-cell>
          <table:table-cell table:style-name="Tableau3.A2" office:value-type="string">
            <text:p text:style-name="P23">1324301</text:p>
          </table:table-cell>
          <table:table-cell table:style-name="Tableau3.A2" office:value-type="string">
            <text:p text:style-name="P23">1381197</text:p>
          </table:table-cell>
          <table:table-cell table:style-name="Tableau3.A2" office:value-type="string">
            <text:p text:style-name="P23">1382861</text:p>
          </table:table-cell>
          <table:table-cell table:style-name="Tableau3.A2" office:value-type="string">
            <text:p text:style-name="P23">1491970</text:p>
          </table:table-cell>
          <table:table-cell table:style-name="Tableau3.A2" office:value-type="string">
            <text:p text:style-name="P23">1502340</text:p>
          </table:table-cell>
          <table:table-cell table:style-name="Tableau3.A2" office:value-type="string">
            <text:p text:style-name="P23">1506466</text:p>
          </table:table-cell>
          <table:table-cell table:style-name="Tableau3.A2" office:value-type="string">
            <text:p text:style-name="P23">1515983</text:p>
          </table:table-cell>
          <table:table-cell table:style-name="Tableau3.A2" office:value-type="string">
            <text:p text:style-name="P23">1571028</text:p>
          </table:table-cell>
          <table:table-cell table:style-name="Tableau3.K2" office:value-type="string">
            <text:p text:style-name="P23">1646105</text:p>
          </table:table-cell>
        </table:table-row>
        <table:table-row table:style-name="Tableau3.1">
          <table:table-cell table:style-name="Tableau3.A2" office:value-type="string">
            <text:p text:style-name="P22">94 - Val-de-Marne</text:p>
          </table:table-cell>
          <table:table-cell table:style-name="Tableau3.A2" office:value-type="string">
            <text:p text:style-name="P23">1121340</text:p>
          </table:table-cell>
          <table:table-cell table:style-name="Tableau3.A2" office:value-type="string">
            <text:p text:style-name="P23">1193655</text:p>
          </table:table-cell>
          <table:table-cell table:style-name="Tableau3.A2" office:value-type="string">
            <text:p text:style-name="P23">1215538</text:p>
          </table:table-cell>
          <table:table-cell table:style-name="Tableau3.A2" office:value-type="string">
            <text:p text:style-name="P23">1227250</text:p>
          </table:table-cell>
          <table:table-cell table:style-name="Tableau3.A2" office:value-type="string">
            <text:p text:style-name="P23">1298340</text:p>
          </table:table-cell>
          <table:table-cell table:style-name="Tableau3.A2" office:value-type="string">
            <text:p text:style-name="P23">1302889</text:p>
          </table:table-cell>
          <table:table-cell table:style-name="Tableau3.A2" office:value-type="string">
            <text:p text:style-name="P23">1310876</text:p>
          </table:table-cell>
          <table:table-cell table:style-name="Tableau3.A2" office:value-type="string">
            <text:p text:style-name="P23">1318537</text:p>
          </table:table-cell>
          <table:table-cell table:style-name="Tableau3.A2" office:value-type="string">
            <text:p text:style-name="P23">1365039</text:p>
          </table:table-cell>
          <table:table-cell table:style-name="Tableau3.K2" office:value-type="string">
            <text:p text:style-name="P23">1401228</text:p>
          </table:table-cell>
        </table:table-row>
        <table:table-row table:style-name="Tableau3.1">
          <table:table-cell table:style-name="Tableau3.A2" office:value-type="string">
            <text:p text:style-name="P22">95 - Val-d'Oise</text:p>
          </table:table-cell>
          <table:table-cell table:style-name="Tableau3.A2" office:value-type="string">
            <text:p text:style-name="P23">693269</text:p>
          </table:table-cell>
          <table:table-cell table:style-name="Tableau3.A2" office:value-type="string">
            <text:p text:style-name="P23">920598</text:p>
          </table:table-cell>
          <table:table-cell table:style-name="Tableau3.A2" office:value-type="string">
            <text:p text:style-name="P23">1049598</text:p>
          </table:table-cell>
          <table:table-cell table:style-name="Tableau3.A2" office:value-type="string">
            <text:p text:style-name="P23">1105464</text:p>
          </table:table-cell>
          <table:table-cell table:style-name="Tableau3.A2" office:value-type="string">
            <text:p text:style-name="P23">1157052</text:p>
          </table:table-cell>
          <table:table-cell table:style-name="Tableau3.A2" office:value-type="string">
            <text:p text:style-name="P23">1160721</text:p>
          </table:table-cell>
          <table:table-cell table:style-name="Tableau3.A2" office:value-type="string">
            <text:p text:style-name="P23">1165397</text:p>
          </table:table-cell>
          <table:table-cell table:style-name="Tableau3.A2" office:value-type="string">
            <text:p text:style-name="P23">1168892</text:p>
          </table:table-cell>
          <table:table-cell table:style-name="Tableau3.A2" office:value-type="string">
            <text:p text:style-name="P23">1205539</text:p>
          </table:table-cell>
          <table:table-cell table:style-name="Tableau3.K2" office:value-type="string">
            <text:p text:style-name="P23">1242746</text:p>
          </table:table-cell>
        </table:table-row>
      </table:table>
      <text:p text:style-name="P13"/>
      <text:p text:style-name="P5"><text:span text:style-name="T24">Sélectionner ces données et r</text:span>éaliser les deux graphiques <text:span text:style-name="T26">de types « Ligne » et « XY (dispersion) » </text:span>ci-dessous :</text:p>
      <text:p text:style-name="P6"><draw:frame draw:style-name="fr1" draw:name="Objet6" text:anchor-type="paragraph" svg:x="-0.011cm" svg:y="0.228cm" svg:width="8.999cm" svg:height="5.001cm" draw:z-index="0"><draw:object xlink:href="./Object 3" xlink:type="simple" xlink:show="embed" xlink:actuate="onLoad"/><draw:image xlink:href="./ObjectReplacements/Object 3" xlink:type="simple" xlink:show="embed" xlink:actuate="onLoad"/><svg:desc>diagramme</svg:desc></draw:frame><draw:frame draw:style-name="fr1" draw:name="Objet7" text:anchor-type="paragraph" svg:x="9.906cm" svg:y="0.238cm" svg:width="8.999cm" svg:height="5.001cm" draw:z-index="1"><draw:object xlink:href="./Object 4" xlink:type="simple" xlink:show="embed" xlink:actuate="onLoad"/><draw:image xlink:href="./ObjectReplacements/Object 4" xlink:type="simple" xlink:show="embed" xlink:actuate="onLoad"/><svg:desc>diagramme</svg:desc></draw:frame></text:p>
      <text:p text:style-name="P7">Questions : <text:span text:style-name="T27">Qu’est ce qui différencie ces deux graphiques  ? Lequel est ici le plus pertinent ?</text:span></text:p>
      <text:p text:style-name="P11"/>
      <text:p text:style-name="P11"/>
      <text:list xml:id="list95114461976131" text:continue-numbering="true" text:style-name="Numbering_20_1">
        <text:list-item>
          <text:p text:style-name="P28">Questions diverses avec prise d’initiative</text:p>
        </text:list-item>
      </text:list>
      <text:list xml:id="list95114913342939" text:continue-list="list3574374886" text:style-name="List_20_1">
        <text:list-item>
          <text:p text:style-name="P34"><text:span text:style-name="T1">Quel est le département </text:span><text:span text:style-name="T2">français </text:span><text:span text:style-name="T1">le plus peuplé en 2018 ?</text:span></text:p>
        </text:list-item>
        <text:list-item>
          <text:p text:style-name="P35">Depuis quand est-il le plus peuplé ?</text:p>
        </text:list-item>
        <text:list-item>
          <text:p text:style-name="P35">Quel est le département <text:span text:style-name="T18">d’Occitanie </text:span>le plus peuplé en 2018 ?</text:p>
        </text:list-item>
        <text:list-item>
          <text:p text:style-name="P35">Quelle est la population totale de la métropole en 2018 ?</text:p>
        </text:list-item>
        <text:list-item>
          <text:p text:style-name="P36">Est-ce que le nombre de français ne cesse d’augmenter depuis 1968 ?</text:p>
        </text:list-item>
        <text:list-item>
          <text:p text:style-name="P35">Quel est le département où il y a le plus <text:span text:style-name="T18">grand nombre </text:span>de jeunes de 0 à 24 ans en 2018 ?</text:p>
        </text:list-item>
        <text:list-item>
          <text:p text:style-name="P35">Quel est le département ou la proportion des <text:span text:style-name="T18">jeunes de </text:span>0 <text:span text:style-name="T18">à </text:span>24 ans en 2018 est la plus importante ?</text:p>
        </text:list-item>
        <text:list-item>
          <text:p text:style-name="P35">Quel est le département où il y a la plus faible densité (<text:span text:style-name="T17">nombre d’</text:span>habitants par km²) en 2018 ?</text:p>
        </text:list-item>
        <text:list-item>
          <text:p text:style-name="P35"><text:span text:style-name="T14">Quel département a connu le plus grand essor démographique en pourcentage </text:span>entre 1968 et 2018 <text:span text:style-name="T3">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Tahoma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Tahoma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Tahoma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Tahoma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Tahoma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Tahoma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Tahoma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Tahoma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Tahoma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Tahom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Thibaud FONTANET</meta:initial-creator>
    <meta:creation-date>2006-09-10T11:53:40</meta:creation-date>
    <dc:date>2018-05-01T09:51:13.165000000</dc:date>
    <meta:print-date>2018-04-25T20:08:43.843000000</meta:print-date>
    <dc:language>fr-FR</dc:language>
    <meta:editing-cycles>155</meta:editing-cycles>
    <meta:editing-duration>P1DT12H27M14S</meta:editing-duration>
    <meta:document-statistic meta:table-count="3" meta:image-count="0" meta:object-count="4" meta:page-count="2" meta:paragraph-count="163" meta:word-count="741" meta:character-count="4346" meta:non-whitespace-character-count="37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7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7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68cm" svg:height="5.365cm" xlink:href="." xlink:type="simple" chart:class="chart:bar" chart:style-name="ch1">
        <chart:plot-area chart:style-name="ch2" chart:data-source-has-labels="both" svg:x="0.203cm" svg:y="0.107cm" svg:width="9.762cm" svg:height="5.151cm">
          <chartooo:coordinate-region svg:x="1.38cm" svg:y="0.107cm" svg:width="8.585cm" svg:height="2.859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B$1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 2018</text:p>
              </table:table-cell>
            </table:table-row>
          </table:table-header-rows>
          <table:table-rows>
            <table:table-row>
              <table:table-cell office:value-type="string">
                <text:p>75 - Paris</text:p>
              </table:table-cell>
              <table:table-cell office:value-type="float" office:value="2168462">
                <text:p>2168462</text:p>
              </table:table-cell>
            </table:table-row>
            <table:table-row>
              <table:table-cell office:value-type="string">
                <text:p>77 - Seine-et-Marne</text:p>
              </table:table-cell>
              <table:table-cell office:value-type="float" office:value="1422736">
                <text:p>1422736</text:p>
              </table:table-cell>
            </table:table-row>
            <table:table-row>
              <table:table-cell office:value-type="string">
                <text:p>78 - Yvelines</text:p>
              </table:table-cell>
              <table:table-cell office:value-type="float" office:value="1438440">
                <text:p>1438440</text:p>
              </table:table-cell>
            </table:table-row>
            <table:table-row>
              <table:table-cell office:value-type="string">
                <text:p>91 - Essonne</text:p>
              </table:table-cell>
              <table:table-cell office:value-type="float" office:value="1313729">
                <text:p>1313729</text:p>
              </table:table-cell>
            </table:table-row>
            <table:table-row>
              <table:table-cell office:value-type="string">
                <text:p>92 - Hauts-de-Seine</text:p>
              </table:table-cell>
              <table:table-cell office:value-type="float" office:value="1612788">
                <text:p>1612788</text:p>
              </table:table-cell>
            </table:table-row>
            <table:table-row>
              <table:table-cell office:value-type="string">
                <text:p>93 - Seine-Saint-Denis</text:p>
              </table:table-cell>
              <table:table-cell office:value-type="float" office:value="1646105">
                <text:p>1646105</text:p>
              </table:table-cell>
            </table:table-row>
            <table:table-row>
              <table:table-cell office:value-type="string">
                <text:p>94 - Val-de-Marne</text:p>
              </table:table-cell>
              <table:table-cell office:value-type="float" office:value="1401228">
                <text:p>1401228</text:p>
              </table:table-cell>
            </table:table-row>
            <table:table-row>
              <table:table-cell office:value-type="string">
                <text:p>95 - Val-d'Oise</text:p>
              </table:table-cell>
              <table:table-cell office:value-type="float" office:value="1242746">
                <text:p>1242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label-position="avoid-overlap"/>
      <style:graphic-properties draw:stroke="none" draw:fill-color="#004586" dr3d:edge-rounding="5%"/>
      <style:text-properties fo:font-size="7pt" style:font-size-asian="10pt" style:font-size-complex="10pt"/>
    </style:style>
    <style:style style:name="ch8" style:family="chart">
      <style:chart-properties chart:solid-type="cuboid"/>
      <style:graphic-properties draw:fill-color="#dddddd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cccc99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ffff99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8.736cm" svg:height="4.838cm" xlink:href="." xlink:type="simple" chart:class="chart:circle" chart:style-name="ch1">
        <chart:legend svg:x="4.949cm" svg:y="0.833cm" style:legend-expansion="custom" chartooo:width="2.884cm" chartooo:height="3.028cm" style:legend-expansion-aspect-ratio="0.952443857331572" chart:style-name="ch2"/>
        <chart:plot-area chart:style-name="ch3" chart:data-source-has-labels="both" svg:x="0.053cm" svg:y="0.08cm" svg:width="4.643cm" svg:height="4.644cm">
          <chartooo:coordinate-region svg:x="0.017cm" svg:y="0.081cm" svg:width="4.716cm" svg:height="4.64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 2018</text:p>
              </table:table-cell>
            </table:table-row>
          </table:table-header-rows>
          <table:table-rows>
            <table:table-row>
              <table:table-cell office:value-type="string">
                <text:p>75 - Paris</text:p>
              </table:table-cell>
              <table:table-cell office:value-type="float" office:value="2168462">
                <text:p>2168462</text:p>
              </table:table-cell>
            </table:table-row>
            <table:table-row>
              <table:table-cell office:value-type="string">
                <text:p>77 - Seine-et-Marne</text:p>
              </table:table-cell>
              <table:table-cell office:value-type="float" office:value="1422736">
                <text:p>1422736</text:p>
              </table:table-cell>
            </table:table-row>
            <table:table-row>
              <table:table-cell office:value-type="string">
                <text:p>78 - Yvelines</text:p>
              </table:table-cell>
              <table:table-cell office:value-type="float" office:value="1438440">
                <text:p>1438440</text:p>
              </table:table-cell>
            </table:table-row>
            <table:table-row>
              <table:table-cell office:value-type="string">
                <text:p>91 - Essonne</text:p>
              </table:table-cell>
              <table:table-cell office:value-type="float" office:value="1313729">
                <text:p>1313729</text:p>
              </table:table-cell>
            </table:table-row>
            <table:table-row>
              <table:table-cell office:value-type="string">
                <text:p>92 - Hauts-de-Seine</text:p>
              </table:table-cell>
              <table:table-cell office:value-type="float" office:value="1612788">
                <text:p>1612788</text:p>
              </table:table-cell>
            </table:table-row>
            <table:table-row>
              <table:table-cell office:value-type="string">
                <text:p>93 - Seine-Saint-Denis</text:p>
              </table:table-cell>
              <table:table-cell office:value-type="float" office:value="1646105">
                <text:p>1646105</text:p>
              </table:table-cell>
            </table:table-row>
            <table:table-row>
              <table:table-cell office:value-type="string">
                <text:p>94 - Val-de-Marne</text:p>
              </table:table-cell>
              <table:table-cell office:value-type="float" office:value="1401228">
                <text:p>1401228</text:p>
              </table:table-cell>
            </table:table-row>
            <table:table-row>
              <table:table-cell office:value-type="string">
                <text:p>95 - Val-d'Oise</text:p>
              </table:table-cell>
              <table:table-cell office:value-type="float" office:value="1242746">
                <text:p>1242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5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5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5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8.999cm" svg:height="5cm" xlink:href="." xlink:type="simple" chart:class="chart:line" chart:style-name="ch1">
        <chart:legend svg:x="5.965cm" svg:y="1.288cm" style:legend-expansion="custom" chartooo:width="3.033cm" chartooo:height="2.388cm" style:legend-expansion-aspect-ratio="1.27010050251256" chart:style-name="ch2"/>
        <chart:plot-area chart:style-name="ch3" chart:data-source-has-labels="both" svg:x="0.177cm" svg:y="0.098cm" svg:width="6.004cm" svg:height="4.827cm">
          <chartooo:coordinate-region svg:x="1.169cm" svg:y="0.191cm" svg:width="4.799cm" svg:height="4.299cm"/>
          <chart:axis chart:dimension="x" chart:name="primary-x" chart:style-name="ch4" chartooo:axis-type="auto">
            <chartooo:date-scale/>
            <chart:categories table:cell-range-address="local-table.$B$1:.$K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K$2" chart:label-cell-address="local-table.$A$2" chart:class="chart:line">
            <chart:data-point chart:repeated="10"/>
          </chart:series>
          <chart:series chart:style-name="ch8" chart:values-cell-range-address="local-table.$B$3:.$K$3" chart:label-cell-address="local-table.$A$3" chart:class="chart:line">
            <chart:data-point chart:repeated="10"/>
          </chart:series>
          <chart:series chart:style-name="ch9" chart:values-cell-range-address="local-table.$B$4:.$K$4" chart:label-cell-address="local-table.$A$4" chart:class="chart:line">
            <chart:data-point chart:repeated="10"/>
          </chart:series>
          <chart:series chart:style-name="ch10" chart:values-cell-range-address="local-table.$B$5:.$K$5" chart:label-cell-address="local-table.$A$5" chart:class="chart:line">
            <chart:data-point chart:repeated="10"/>
          </chart:series>
          <chart:series chart:style-name="ch11" chart:values-cell-range-address="local-table.$B$6:.$K$6" chart:label-cell-address="local-table.$A$6" chart:class="chart:line">
            <chart:data-point chart:repeated="10"/>
          </chart:series>
          <chart:series chart:style-name="ch12" chart:values-cell-range-address="local-table.$B$7:.$K$7" chart:label-cell-address="local-table.$A$7" chart:class="chart:line">
            <chart:data-point chart:repeated="10"/>
          </chart:series>
          <chart:series chart:style-name="ch13" chart:values-cell-range-address="local-table.$B$8:.$K$8" chart:label-cell-address="local-table.$A$8" chart:class="chart:line">
            <chart:data-point chart:repeated="10"/>
          </chart:series>
          <chart:series chart:style-name="ch14" chart:values-cell-range-address="local-table.$B$9:.$K$9" chart:label-cell-address="local-table.$A$9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968">
                <text:p>1968</text:p>
              </table:table-cell>
              <table:table-cell office:value-type="float" office:value="1982">
                <text:p>1982</text:p>
              </table:table-cell>
              <table:table-cell office:value-type="float" office:value="1990">
                <text:p>1990</text:p>
              </table:table-cell>
              <table:table-cell office:value-type="float" office:value="1999">
                <text:p>1999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4">
                <text:p>2014</text:p>
              </table:table-cell>
              <table:table-cell office:value-type="float" office:value="2018">
                <text:p>2018</text:p>
              </table:table-cell>
            </table:table-row>
          </table:table-header-rows>
          <table:table-rows>
            <table:table-row>
              <table:table-cell office:value-type="string">
                <text:p>75 - Paris</text:p>
              </table:table-cell>
              <table:table-cell office:value-type="float" office:value="2590771">
                <text:p>2590771</text:p>
              </table:table-cell>
              <table:table-cell office:value-type="float" office:value="2176243">
                <text:p>2176243</text:p>
              </table:table-cell>
              <table:table-cell office:value-type="float" office:value="2152423">
                <text:p>2152423</text:p>
              </table:table-cell>
              <table:table-cell office:value-type="float" office:value="2125246">
                <text:p>2125246</text:p>
              </table:table-cell>
              <table:table-cell office:value-type="float" office:value="2181371">
                <text:p>2181371</text:p>
              </table:table-cell>
              <table:table-cell office:value-type="float" office:value="2193030">
                <text:p>2193030</text:p>
              </table:table-cell>
              <table:table-cell office:value-type="float" office:value="2211297">
                <text:p>2211297</text:p>
              </table:table-cell>
              <table:table-cell office:value-type="float" office:value="2234105">
                <text:p>2234105</text:p>
              </table:table-cell>
              <table:table-cell office:value-type="float" office:value="2220445">
                <text:p>2220445</text:p>
              </table:table-cell>
              <table:table-cell office:value-type="float" office:value="2168462">
                <text:p>2168462</text:p>
              </table:table-cell>
            </table:table-row>
            <table:table-row>
              <table:table-cell office:value-type="string">
                <text:p>77 - Seine-et-Marne</text:p>
              </table:table-cell>
              <table:table-cell office:value-type="float" office:value="604340">
                <text:p>604340</text:p>
              </table:table-cell>
              <table:table-cell office:value-type="float" office:value="887112">
                <text:p>887112</text:p>
              </table:table-cell>
              <table:table-cell office:value-type="float" office:value="1078166">
                <text:p>1078166</text:p>
              </table:table-cell>
              <table:table-cell office:value-type="float" office:value="1193767">
                <text:p>1193767</text:p>
              </table:table-cell>
              <table:table-cell office:value-type="float" office:value="1273488">
                <text:p>1273488</text:p>
              </table:table-cell>
              <table:table-cell office:value-type="float" office:value="1289524">
                <text:p>1289524</text:p>
              </table:table-cell>
              <table:table-cell office:value-type="float" office:value="1303702">
                <text:p>1303702</text:p>
              </table:table-cell>
              <table:table-cell office:value-type="float" office:value="1313414">
                <text:p>1313414</text:p>
              </table:table-cell>
              <table:table-cell office:value-type="float" office:value="1377846">
                <text:p>1377846</text:p>
              </table:table-cell>
              <table:table-cell office:value-type="float" office:value="1422736">
                <text:p>1422736</text:p>
              </table:table-cell>
            </table:table-row>
            <table:table-row>
              <table:table-cell office:value-type="string">
                <text:p>78 - Yvelines</text:p>
              </table:table-cell>
              <table:table-cell office:value-type="float" office:value="853386">
                <text:p>853386</text:p>
              </table:table-cell>
              <table:table-cell office:value-type="float" office:value="1196111">
                <text:p>1196111</text:p>
              </table:table-cell>
              <table:table-cell office:value-type="float" office:value="1307150">
                <text:p>1307150</text:p>
              </table:table-cell>
              <table:table-cell office:value-type="float" office:value="1354304">
                <text:p>1354304</text:p>
              </table:table-cell>
              <table:table-cell office:value-type="float" office:value="1395804">
                <text:p>1395804</text:p>
              </table:table-cell>
              <table:table-cell office:value-type="float" office:value="1403957">
                <text:p>1403957</text:p>
              </table:table-cell>
              <table:table-cell office:value-type="float" office:value="1406053">
                <text:p>1406053</text:p>
              </table:table-cell>
              <table:table-cell office:value-type="float" office:value="1407560">
                <text:p>1407560</text:p>
              </table:table-cell>
              <table:table-cell office:value-type="float" office:value="1421670">
                <text:p>1421670</text:p>
              </table:table-cell>
              <table:table-cell office:value-type="float" office:value="1438440">
                <text:p>1438440</text:p>
              </table:table-cell>
            </table:table-row>
            <table:table-row>
              <table:table-cell office:value-type="string">
                <text:p>91 - Essonne</text:p>
              </table:table-cell>
              <table:table-cell office:value-type="float" office:value="674157">
                <text:p>674157</text:p>
              </table:table-cell>
              <table:table-cell office:value-type="float" office:value="988000">
                <text:p>988000</text:p>
              </table:table-cell>
              <table:table-cell office:value-type="float" office:value="1084824">
                <text:p>1084824</text:p>
              </table:table-cell>
              <table:table-cell office:value-type="float" office:value="1134238">
                <text:p>1134238</text:p>
              </table:table-cell>
              <table:table-cell office:value-type="float" office:value="1198273">
                <text:p>1198273</text:p>
              </table:table-cell>
              <table:table-cell office:value-type="float" office:value="1201994">
                <text:p>1201994</text:p>
              </table:table-cell>
              <table:table-cell office:value-type="float" office:value="1205850">
                <text:p>1205850</text:p>
              </table:table-cell>
              <table:table-cell office:value-type="float" office:value="1208004">
                <text:p>1208004</text:p>
              </table:table-cell>
              <table:table-cell office:value-type="float" office:value="1268228">
                <text:p>1268228</text:p>
              </table:table-cell>
              <table:table-cell office:value-type="float" office:value="1313729">
                <text:p>1313729</text:p>
              </table:table-cell>
            </table:table-row>
            <table:table-row>
              <table:table-cell office:value-type="string">
                <text:p>92 - Hauts-de-Seine</text:p>
              </table:table-cell>
              <table:table-cell office:value-type="float" office:value="1461619">
                <text:p>1461619</text:p>
              </table:table-cell>
              <table:table-cell office:value-type="float" office:value="1387039">
                <text:p>1387039</text:p>
              </table:table-cell>
              <table:table-cell office:value-type="float" office:value="1391658">
                <text:p>1391658</text:p>
              </table:table-cell>
              <table:table-cell office:value-type="float" office:value="1428881">
                <text:p>1428881</text:p>
              </table:table-cell>
              <table:table-cell office:value-type="float" office:value="1536100">
                <text:p>1536100</text:p>
              </table:table-cell>
              <table:table-cell office:value-type="float" office:value="1544411">
                <text:p>1544411</text:p>
              </table:table-cell>
              <table:table-cell office:value-type="float" office:value="1549619">
                <text:p>1549619</text:p>
              </table:table-cell>
              <table:table-cell office:value-type="float" office:value="1561745">
                <text:p>1561745</text:p>
              </table:table-cell>
              <table:table-cell office:value-type="float" office:value="1597770">
                <text:p>1597770</text:p>
              </table:table-cell>
              <table:table-cell office:value-type="float" office:value="1612788">
                <text:p>1612788</text:p>
              </table:table-cell>
            </table:table-row>
            <table:table-row>
              <table:table-cell office:value-type="string">
                <text:p>93 - Seine-Saint-Denis</text:p>
              </table:table-cell>
              <table:table-cell office:value-type="float" office:value="1253933">
                <text:p>1253933</text:p>
              </table:table-cell>
              <table:table-cell office:value-type="float" office:value="1324301">
                <text:p>1324301</text:p>
              </table:table-cell>
              <table:table-cell office:value-type="float" office:value="1381197">
                <text:p>1381197</text:p>
              </table:table-cell>
              <table:table-cell office:value-type="float" office:value="1382861">
                <text:p>1382861</text:p>
              </table:table-cell>
              <table:table-cell office:value-type="float" office:value="1491970">
                <text:p>1491970</text:p>
              </table:table-cell>
              <table:table-cell office:value-type="float" office:value="1502340">
                <text:p>1502340</text:p>
              </table:table-cell>
              <table:table-cell office:value-type="float" office:value="1506466">
                <text:p>1506466</text:p>
              </table:table-cell>
              <table:table-cell office:value-type="float" office:value="1515983">
                <text:p>1515983</text:p>
              </table:table-cell>
              <table:table-cell office:value-type="float" office:value="1571028">
                <text:p>1571028</text:p>
              </table:table-cell>
              <table:table-cell office:value-type="float" office:value="1646105">
                <text:p>1646105</text:p>
              </table:table-cell>
            </table:table-row>
            <table:table-row>
              <table:table-cell office:value-type="string">
                <text:p>94 - Val-de-Marne</text:p>
              </table:table-cell>
              <table:table-cell office:value-type="float" office:value="1121340">
                <text:p>1121340</text:p>
              </table:table-cell>
              <table:table-cell office:value-type="float" office:value="1193655">
                <text:p>1193655</text:p>
              </table:table-cell>
              <table:table-cell office:value-type="float" office:value="1215538">
                <text:p>1215538</text:p>
              </table:table-cell>
              <table:table-cell office:value-type="float" office:value="1227250">
                <text:p>1227250</text:p>
              </table:table-cell>
              <table:table-cell office:value-type="float" office:value="1298340">
                <text:p>1298340</text:p>
              </table:table-cell>
              <table:table-cell office:value-type="float" office:value="1302889">
                <text:p>1302889</text:p>
              </table:table-cell>
              <table:table-cell office:value-type="float" office:value="1310876">
                <text:p>1310876</text:p>
              </table:table-cell>
              <table:table-cell office:value-type="float" office:value="1318537">
                <text:p>1318537</text:p>
              </table:table-cell>
              <table:table-cell office:value-type="float" office:value="1365039">
                <text:p>1365039</text:p>
              </table:table-cell>
              <table:table-cell office:value-type="float" office:value="1401228">
                <text:p>1401228</text:p>
              </table:table-cell>
            </table:table-row>
            <table:table-row>
              <table:table-cell office:value-type="string">
                <text:p>95 - Val-d'Oise</text:p>
              </table:table-cell>
              <table:table-cell office:value-type="float" office:value="693269">
                <text:p>693269</text:p>
              </table:table-cell>
              <table:table-cell office:value-type="float" office:value="920598">
                <text:p>920598</text:p>
              </table:table-cell>
              <table:table-cell office:value-type="float" office:value="1049598">
                <text:p>1049598</text:p>
              </table:table-cell>
              <table:table-cell office:value-type="float" office:value="1105464">
                <text:p>1105464</text:p>
              </table:table-cell>
              <table:table-cell office:value-type="float" office:value="1157052">
                <text:p>1157052</text:p>
              </table:table-cell>
              <table:table-cell office:value-type="float" office:value="1160721">
                <text:p>1160721</text:p>
              </table:table-cell>
              <table:table-cell office:value-type="float" office:value="1165397">
                <text:p>1165397</text:p>
              </table:table-cell>
              <table:table-cell office:value-type="float" office:value="1168892">
                <text:p>1168892</text:p>
              </table:table-cell>
              <table:table-cell office:value-type="float" office:value="1205539">
                <text:p>1205539</text:p>
              </table:table-cell>
              <table:table-cell office:value-type="float" office:value="1242746">
                <text:p>12427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5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968" chart:maximum="2018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5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5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8.999cm" svg:height="5cm" xlink:href="." xlink:type="simple" chart:class="chart:scatter" chart:style-name="ch1">
        <chart:legend svg:x="5.965cm" svg:y="1.306cm" style:legend-expansion="custom" chartooo:width="3.033cm" chartooo:height="2.388cm" style:legend-expansion-aspect-ratio="1.27010050251256" chart:style-name="ch2"/>
        <chart:plot-area chart:style-name="ch3" chart:data-source-has-labels="both" svg:x="0.177cm" svg:y="0.1cm" svg:width="6.004cm" svg:height="4.827cm">
          <chartooo:coordinate-region svg:x="1.169cm" svg:y="0.193cm" svg:width="4.799cm" svg:height="4.299cm"/>
          <chart:axis chart:dimension="x" chart:name="primary-x" chart:style-name="ch4" chartooo:axis-type="auto">
            <chart:categories table:cell-range-address="local-table.$B$1:.$K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3:.$K$3" chart:label-cell-address="local-table.$A$3" chart:class="chart:scatter">
            <chart:domain table:cell-range-address="local-table.$B$2:.$K$2"/>
            <chart:data-point chart:repeated="10"/>
          </chart:series>
          <chart:series chart:style-name="ch8" chart:values-cell-range-address="local-table.$B$4:.$K$4" chart:label-cell-address="local-table.$A$4" chart:class="chart:scatter">
            <chart:data-point chart:repeated="10"/>
          </chart:series>
          <chart:series chart:style-name="ch9" chart:values-cell-range-address="local-table.$B$5:.$K$5" chart:label-cell-address="local-table.$A$5" chart:class="chart:scatter">
            <chart:data-point chart:repeated="10"/>
          </chart:series>
          <chart:series chart:style-name="ch10" chart:values-cell-range-address="local-table.$B$6:.$K$6" chart:label-cell-address="local-table.$A$6" chart:class="chart:scatter">
            <chart:data-point chart:repeated="10"/>
          </chart:series>
          <chart:series chart:style-name="ch11" chart:values-cell-range-address="local-table.$B$7:.$K$7" chart:label-cell-address="local-table.$A$7" chart:class="chart:scatter">
            <chart:data-point chart:repeated="10"/>
          </chart:series>
          <chart:series chart:style-name="ch12" chart:values-cell-range-address="local-table.$B$8:.$K$8" chart:label-cell-address="local-table.$A$8" chart:class="chart:scatter">
            <chart:data-point chart:repeated="10"/>
          </chart:series>
          <chart:series chart:style-name="ch13" chart:values-cell-range-address="local-table.$B$9:.$K$9" chart:label-cell-address="local-table.$A$9" chart:class="chart:scatter">
            <chart:data-point chart:repeated="10"/>
          </chart:series>
          <chart:series chart:style-name="ch14" chart:values-cell-range-address="local-table.$B$10:.$K$10" chart:label-cell-address="local-table.$A$10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968">
                <text:p>1968</text:p>
              </table:table-cell>
              <table:table-cell office:value-type="float" office:value="1982">
                <text:p>1982</text:p>
              </table:table-cell>
              <table:table-cell office:value-type="float" office:value="1990">
                <text:p>1990</text:p>
              </table:table-cell>
              <table:table-cell office:value-type="float" office:value="1999">
                <text:p>1999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4">
                <text:p>2014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75 - Paris</text:p>
              </table:table-cell>
              <table:table-cell office:value-type="float" office:value="2590771">
                <text:p>2590771</text:p>
              </table:table-cell>
              <table:table-cell office:value-type="float" office:value="2176243">
                <text:p>2176243</text:p>
              </table:table-cell>
              <table:table-cell office:value-type="float" office:value="2152423">
                <text:p>2152423</text:p>
              </table:table-cell>
              <table:table-cell office:value-type="float" office:value="2125246">
                <text:p>2125246</text:p>
              </table:table-cell>
              <table:table-cell office:value-type="float" office:value="2181371">
                <text:p>2181371</text:p>
              </table:table-cell>
              <table:table-cell office:value-type="float" office:value="2193030">
                <text:p>2193030</text:p>
              </table:table-cell>
              <table:table-cell office:value-type="float" office:value="2211297">
                <text:p>2211297</text:p>
              </table:table-cell>
              <table:table-cell office:value-type="float" office:value="2234105">
                <text:p>2234105</text:p>
              </table:table-cell>
              <table:table-cell office:value-type="float" office:value="2220445">
                <text:p>2220445</text:p>
              </table:table-cell>
              <table:table-cell office:value-type="float" office:value="2168462">
                <text:p>2168462</text:p>
              </table:table-cell>
            </table:table-row>
            <table:table-row>
              <table:table-cell office:value-type="string">
                <text:p>77 - Seine-et-Marne</text:p>
              </table:table-cell>
              <table:table-cell office:value-type="float" office:value="604340">
                <text:p>604340</text:p>
              </table:table-cell>
              <table:table-cell office:value-type="float" office:value="887112">
                <text:p>887112</text:p>
              </table:table-cell>
              <table:table-cell office:value-type="float" office:value="1078166">
                <text:p>1078166</text:p>
              </table:table-cell>
              <table:table-cell office:value-type="float" office:value="1193767">
                <text:p>1193767</text:p>
              </table:table-cell>
              <table:table-cell office:value-type="float" office:value="1273488">
                <text:p>1273488</text:p>
              </table:table-cell>
              <table:table-cell office:value-type="float" office:value="1289524">
                <text:p>1289524</text:p>
              </table:table-cell>
              <table:table-cell office:value-type="float" office:value="1303702">
                <text:p>1303702</text:p>
              </table:table-cell>
              <table:table-cell office:value-type="float" office:value="1313414">
                <text:p>1313414</text:p>
              </table:table-cell>
              <table:table-cell office:value-type="float" office:value="1377846">
                <text:p>1377846</text:p>
              </table:table-cell>
              <table:table-cell office:value-type="float" office:value="1422736">
                <text:p>1422736</text:p>
              </table:table-cell>
            </table:table-row>
            <table:table-row>
              <table:table-cell office:value-type="string">
                <text:p>78 - Yvelines</text:p>
              </table:table-cell>
              <table:table-cell office:value-type="float" office:value="853386">
                <text:p>853386</text:p>
              </table:table-cell>
              <table:table-cell office:value-type="float" office:value="1196111">
                <text:p>1196111</text:p>
              </table:table-cell>
              <table:table-cell office:value-type="float" office:value="1307150">
                <text:p>1307150</text:p>
              </table:table-cell>
              <table:table-cell office:value-type="float" office:value="1354304">
                <text:p>1354304</text:p>
              </table:table-cell>
              <table:table-cell office:value-type="float" office:value="1395804">
                <text:p>1395804</text:p>
              </table:table-cell>
              <table:table-cell office:value-type="float" office:value="1403957">
                <text:p>1403957</text:p>
              </table:table-cell>
              <table:table-cell office:value-type="float" office:value="1406053">
                <text:p>1406053</text:p>
              </table:table-cell>
              <table:table-cell office:value-type="float" office:value="1407560">
                <text:p>1407560</text:p>
              </table:table-cell>
              <table:table-cell office:value-type="float" office:value="1421670">
                <text:p>1421670</text:p>
              </table:table-cell>
              <table:table-cell office:value-type="float" office:value="1438440">
                <text:p>1438440</text:p>
              </table:table-cell>
            </table:table-row>
            <table:table-row>
              <table:table-cell office:value-type="string">
                <text:p>91 - Essonne</text:p>
              </table:table-cell>
              <table:table-cell office:value-type="float" office:value="674157">
                <text:p>674157</text:p>
              </table:table-cell>
              <table:table-cell office:value-type="float" office:value="988000">
                <text:p>988000</text:p>
              </table:table-cell>
              <table:table-cell office:value-type="float" office:value="1084824">
                <text:p>1084824</text:p>
              </table:table-cell>
              <table:table-cell office:value-type="float" office:value="1134238">
                <text:p>1134238</text:p>
              </table:table-cell>
              <table:table-cell office:value-type="float" office:value="1198273">
                <text:p>1198273</text:p>
              </table:table-cell>
              <table:table-cell office:value-type="float" office:value="1201994">
                <text:p>1201994</text:p>
              </table:table-cell>
              <table:table-cell office:value-type="float" office:value="1205850">
                <text:p>1205850</text:p>
              </table:table-cell>
              <table:table-cell office:value-type="float" office:value="1208004">
                <text:p>1208004</text:p>
              </table:table-cell>
              <table:table-cell office:value-type="float" office:value="1268228">
                <text:p>1268228</text:p>
              </table:table-cell>
              <table:table-cell office:value-type="float" office:value="1313729">
                <text:p>1313729</text:p>
              </table:table-cell>
            </table:table-row>
            <table:table-row>
              <table:table-cell office:value-type="string">
                <text:p>92 - Hauts-de-Seine</text:p>
              </table:table-cell>
              <table:table-cell office:value-type="float" office:value="1461619">
                <text:p>1461619</text:p>
              </table:table-cell>
              <table:table-cell office:value-type="float" office:value="1387039">
                <text:p>1387039</text:p>
              </table:table-cell>
              <table:table-cell office:value-type="float" office:value="1391658">
                <text:p>1391658</text:p>
              </table:table-cell>
              <table:table-cell office:value-type="float" office:value="1428881">
                <text:p>1428881</text:p>
              </table:table-cell>
              <table:table-cell office:value-type="float" office:value="1536100">
                <text:p>1536100</text:p>
              </table:table-cell>
              <table:table-cell office:value-type="float" office:value="1544411">
                <text:p>1544411</text:p>
              </table:table-cell>
              <table:table-cell office:value-type="float" office:value="1549619">
                <text:p>1549619</text:p>
              </table:table-cell>
              <table:table-cell office:value-type="float" office:value="1561745">
                <text:p>1561745</text:p>
              </table:table-cell>
              <table:table-cell office:value-type="float" office:value="1597770">
                <text:p>1597770</text:p>
              </table:table-cell>
              <table:table-cell office:value-type="float" office:value="1612788">
                <text:p>1612788</text:p>
              </table:table-cell>
            </table:table-row>
            <table:table-row>
              <table:table-cell office:value-type="string">
                <text:p>93 - Seine-Saint-Denis</text:p>
              </table:table-cell>
              <table:table-cell office:value-type="float" office:value="1253933">
                <text:p>1253933</text:p>
              </table:table-cell>
              <table:table-cell office:value-type="float" office:value="1324301">
                <text:p>1324301</text:p>
              </table:table-cell>
              <table:table-cell office:value-type="float" office:value="1381197">
                <text:p>1381197</text:p>
              </table:table-cell>
              <table:table-cell office:value-type="float" office:value="1382861">
                <text:p>1382861</text:p>
              </table:table-cell>
              <table:table-cell office:value-type="float" office:value="1491970">
                <text:p>1491970</text:p>
              </table:table-cell>
              <table:table-cell office:value-type="float" office:value="1502340">
                <text:p>1502340</text:p>
              </table:table-cell>
              <table:table-cell office:value-type="float" office:value="1506466">
                <text:p>1506466</text:p>
              </table:table-cell>
              <table:table-cell office:value-type="float" office:value="1515983">
                <text:p>1515983</text:p>
              </table:table-cell>
              <table:table-cell office:value-type="float" office:value="1571028">
                <text:p>1571028</text:p>
              </table:table-cell>
              <table:table-cell office:value-type="float" office:value="1646105">
                <text:p>1646105</text:p>
              </table:table-cell>
            </table:table-row>
            <table:table-row>
              <table:table-cell office:value-type="string">
                <text:p>94 - Val-de-Marne</text:p>
              </table:table-cell>
              <table:table-cell office:value-type="float" office:value="1121340">
                <text:p>1121340</text:p>
              </table:table-cell>
              <table:table-cell office:value-type="float" office:value="1193655">
                <text:p>1193655</text:p>
              </table:table-cell>
              <table:table-cell office:value-type="float" office:value="1215538">
                <text:p>1215538</text:p>
              </table:table-cell>
              <table:table-cell office:value-type="float" office:value="1227250">
                <text:p>1227250</text:p>
              </table:table-cell>
              <table:table-cell office:value-type="float" office:value="1298340">
                <text:p>1298340</text:p>
              </table:table-cell>
              <table:table-cell office:value-type="float" office:value="1302889">
                <text:p>1302889</text:p>
              </table:table-cell>
              <table:table-cell office:value-type="float" office:value="1310876">
                <text:p>1310876</text:p>
              </table:table-cell>
              <table:table-cell office:value-type="float" office:value="1318537">
                <text:p>1318537</text:p>
              </table:table-cell>
              <table:table-cell office:value-type="float" office:value="1365039">
                <text:p>1365039</text:p>
              </table:table-cell>
              <table:table-cell office:value-type="float" office:value="1401228">
                <text:p>1401228</text:p>
              </table:table-cell>
            </table:table-row>
            <table:table-row>
              <table:table-cell office:value-type="string">
                <text:p>95 - Val-d'Oise</text:p>
              </table:table-cell>
              <table:table-cell office:value-type="float" office:value="693269">
                <text:p>693269</text:p>
              </table:table-cell>
              <table:table-cell office:value-type="float" office:value="920598">
                <text:p>920598</text:p>
              </table:table-cell>
              <table:table-cell office:value-type="float" office:value="1049598">
                <text:p>1049598</text:p>
              </table:table-cell>
              <table:table-cell office:value-type="float" office:value="1105464">
                <text:p>1105464</text:p>
              </table:table-cell>
              <table:table-cell office:value-type="float" office:value="1157052">
                <text:p>1157052</text:p>
              </table:table-cell>
              <table:table-cell office:value-type="float" office:value="1160721">
                <text:p>1160721</text:p>
              </table:table-cell>
              <table:table-cell office:value-type="float" office:value="1165397">
                <text:p>1165397</text:p>
              </table:table-cell>
              <table:table-cell office:value-type="float" office:value="1168892">
                <text:p>1168892</text:p>
              </table:table-cell>
              <table:table-cell office:value-type="float" office:value="1205539">
                <text:p>1205539</text:p>
              </table:table-cell>
              <table:table-cell office:value-type="float" office:value="1242746">
                <text:p>12427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